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4000004C7A537F2EFAC51668D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5.219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 - Code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 Jusufovic</text:span></text:p>
          </draw:text-box>
        </draw:frame>
        <draw:custom-shape draw:style-name="gr4" draw:text-style-name="P7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453cm" svg:height="11.838cm" svg:x="0cm" svg:y="1.905cm">
          <draw:image xlink:href="Pictures/1000000100000654000004C7A537F2EFAC51668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9" draw:display-name="Gradient 49" draw:style="linear" draw:start-color="#b48c8c" draw:end-color="#2a6099" draw:start-intensity="100%" draw:end-intensity="100%" draw:angle="62deg" draw:border="0%"/>
    <draw:gradient draw:name="Gradient_20_50" draw:display-name="Gradient 50" draw:style="linear" draw:start-color="#b48c8c" draw:end-color="#2a6099" draw:start-intensity="100%" draw:end-intensity="100%" draw:angle="62deg" draw:border="0%"/>
    <draw:gradient draw:name="Gradient_20_51" draw:display-name="Gradient 51" draw:style="linear" draw:start-color="#2a6099" draw:end-color="#2a6099" draw:start-intensity="100%" draw:end-intensity="100%" draw:angle="62deg" draw:border="0%"/>
    <draw:gradient draw:name="Gradient_20_52" draw:display-name="Gradient 52" draw:style="linear" draw:start-color="#2a6099" draw:end-color="#b3a0b1" draw:start-intensity="100%" draw:end-intensity="100%" draw:angle="62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0:03:14.149145647</dc:date>
    <meta:editing-duration>PT3H57M37S</meta:editing-duration>
    <meta:editing-cycles>35</meta:editing-cycles>
    <meta:generator>LibreOffice/7.3.6.2$Linux_X86_64 LibreOffice_project/30$Build-2</meta:generator>
    <meta:document-statistic meta:object-count="30"/>
  </office:meta>
</office:document-meta>
</file>